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00ad2" officeooo:paragraph-rsid="00200ad2"/>
    </style:style>
    <style:style style:name="P2" style:family="paragraph" style:parent-style-name="Standard">
      <style:text-properties officeooo:rsid="00200ad2" officeooo:paragraph-rsid="00209774"/>
    </style:style>
    <style:style style:name="P3" style:family="paragraph" style:parent-style-name="Standard">
      <style:text-properties officeooo:rsid="00200ad2" officeooo:paragraph-rsid="00561eaa"/>
    </style:style>
    <style:style style:name="P4" style:family="paragraph" style:parent-style-name="Standard">
      <style:text-properties officeooo:rsid="00200ad2" officeooo:paragraph-rsid="009836c5"/>
    </style:style>
    <style:style style:name="P5" style:family="paragraph" style:parent-style-name="Standard">
      <style:text-properties officeooo:paragraph-rsid="00200ad2"/>
    </style:style>
    <style:style style:name="P6" style:family="paragraph" style:parent-style-name="Standard">
      <style:text-properties officeooo:rsid="003ddd48" officeooo:paragraph-rsid="003ddd48"/>
    </style:style>
    <style:style style:name="P7" style:family="paragraph" style:parent-style-name="Standard">
      <style:text-properties officeooo:paragraph-rsid="003ddd48"/>
    </style:style>
    <style:style style:name="P8" style:family="paragraph" style:parent-style-name="Standard">
      <style:text-properties officeooo:rsid="006ba283" officeooo:paragraph-rsid="006ba283"/>
    </style:style>
    <style:style style:name="P9" style:family="paragraph" style:parent-style-name="Standard">
      <style:text-properties officeooo:paragraph-rsid="00adfd13"/>
    </style:style>
    <style:style style:name="P10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1b9c4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f1a2c"/>
    </style:style>
    <style:style style:name="T5" style:family="text">
      <style:text-properties officeooo:rsid="00209774"/>
    </style:style>
    <style:style style:name="T6" style:family="text">
      <style:text-properties style:font-name="Arial" style:font-size-asian="10.5pt"/>
    </style:style>
    <style:style style:name="T7" style:family="text">
      <style:text-properties style:font-name="Arial" officeooo:rsid="00200ad2" style:font-size-asian="10.5pt"/>
    </style:style>
    <style:style style:name="T8" style:family="text">
      <style:text-properties style:font-name="Arial" officeooo:rsid="00209774" style:font-size-asian="10.5pt"/>
    </style:style>
    <style:style style:name="T9" style:family="text">
      <style:text-properties style:font-name="Arial" officeooo:rsid="0021afde" style:font-size-asian="10.5pt"/>
    </style:style>
    <style:style style:name="T10" style:family="text">
      <style:text-properties style:font-name="Arial" officeooo:rsid="003ddd48" style:font-size-asian="10.5pt"/>
    </style:style>
    <style:style style:name="T11" style:family="text">
      <style:text-properties style:font-name="Arial" officeooo:rsid="00561eaa" style:font-size-asian="10.5pt"/>
    </style:style>
    <style:style style:name="T12" style:family="text">
      <style:text-properties style:font-name="Arial" officeooo:rsid="00991dc1" style:font-size-asian="10.5pt"/>
    </style:style>
    <style:style style:name="T13" style:family="text">
      <style:text-properties style:font-name="Arial" officeooo:rsid="00a03555" style:font-size-asian="10.5pt"/>
    </style:style>
    <style:style style:name="T14" style:family="text">
      <style:text-properties style:font-name="Arial" officeooo:rsid="00a06cbe" style:font-size-asian="10.5pt"/>
    </style:style>
    <style:style style:name="T15" style:family="text">
      <style:text-properties style:font-name="Arial" officeooo:rsid="00adfd13" style:font-size-asian="10.5pt"/>
    </style:style>
    <style:style style:name="T16" style:family="text">
      <style:text-properties style:font-name="Arial" fo:font-weight="bold" officeooo:rsid="00a03555" style:font-size-asian="10.5pt" style:font-weight-asian="bold" style:font-weight-complex="bold"/>
    </style:style>
    <style:style style:name="T17" style:family="text">
      <style:text-properties style:font-size-asian="10.5pt"/>
    </style:style>
    <style:style style:name="T18" style:family="text">
      <style:text-properties officeooo:rsid="00209774" style:font-size-asian="10.5pt"/>
    </style:style>
    <style:style style:name="T19" style:family="text">
      <style:text-properties officeooo:rsid="00561eaa" style:font-size-asian="10.5pt"/>
    </style:style>
    <style:style style:name="T20" style:family="text">
      <style:text-properties officeooo:rsid="003ddd48"/>
    </style:style>
    <style:style style:name="T21" style:family="text">
      <style:text-properties officeooo:rsid="003dfc90"/>
    </style:style>
    <style:style style:name="T22" style:family="text">
      <style:text-properties officeooo:rsid="00a9f006"/>
    </style:style>
    <style:style style:name="T23" style:family="text">
      <style:text-properties officeooo:rsid="00af7421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officeooo:rsid="001b9c41" style:font-size-asian="11pt" style:font-size-complex="11pt"/>
    </style:style>
    <style:style style:name="T26" style:family="text">
      <style:text-properties fo:font-size="10.5pt" style:font-size-asian="10.5pt" style:font-size-complex="10.5pt"/>
    </style:style>
    <style:style style:name="T27" style:family="text">
      <style:text-properties fo:font-size="10.5pt" officeooo:rsid="001b9c41" style:font-size-asian="10.5pt" style:font-size-complex="10.5pt"/>
    </style:style>
    <style:style style:name="T28" style:family="text">
      <style:text-properties fo:font-size="10.5pt" officeooo:rsid="00209774" style:font-size-asian="10.5pt" style:font-size-complex="10.5pt"/>
    </style:style>
    <style:style style:name="T29" style:family="text">
      <style:text-properties fo:font-size="10.5pt" officeooo:rsid="003ddd48" style:font-size-asian="10.5pt" style:font-size-complex="10.5pt"/>
    </style:style>
    <style:style style:name="T30" style:family="text">
      <style:text-properties fo:font-size="10.5pt" officeooo:rsid="00561eaa" style:font-size-asian="10.5pt" style:font-size-complex="10.5pt"/>
    </style:style>
    <style:style style:name="T31" style:family="text">
      <style:text-properties fo:font-size="10.5pt" fo:font-style="italic" style:font-size-asian="10.5pt" style:font-style-asian="italic" style:font-size-complex="10.5pt" style:font-style-complex="italic"/>
    </style:style>
    <style:style style:name="T32" style:family="text">
      <style:text-properties fo:font-size="10.5pt" fo:font-style="normal" style:font-size-asian="10.5pt" style:font-style-asian="normal" style:font-size-complex="10.5pt" style:font-style-complex="normal"/>
    </style:style>
    <style:style style:name="T33" style:family="text">
      <style:text-properties officeooo:rsid="00561eaa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button form:name="Bouton 2" form:control-implementation="ooo:com.sun.star.form.component.CommandButton" xml:id="control1" form:id="control1" form:label="Generate translated program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dom:mousedown" xlink:href="vnd.sun.star.script:Standard.Module1.trans?language=Basic&amp;location=document" xlink:type="simple"/>
            </office:event-listeners>
          </form:button>
        </form:form>
      </office:forms>
      <text:variable-decls>
        <text:variable-decl office:value-type="string" text:name="appname"/>
        <text:variable-decl office:value-type="string" text:name="langdigram"/>
        <text:variable-decl office:value-type="string" text:name="AppName2"/>
        <text:variable-decl office:value-type="string" text:name="LangDigram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<draw:control text:anchor-type="as-char" svg:y="-0.718cm" draw:z-index="0" draw:name="Forme1" draw:style-name="gr1" draw:text-style-name="P10" svg:width="6.354cm" svg:height="0.71cm" draw:control="control1"/></text:p>
      <text:p text:style-name="P7"/>
      <text:p text:style-name="P8">Program name (with extension): <text:variable-set text:name="AppName2" office:value-type="string">Bike_symbols.scad</text:variable-set><text:text-input text:description=""/></text:p>
      <text:p text:style-name="P8">Target language digram: <text:variable-set text:name="LangDigram2" office:value-type="string">fr</text:variable-set></text:p>
      <text:p text:style-name="Standard"/>
      <text:p text:style-name="Standard">With this text, comes a translation <text:span text:style-name="T23">selection </text:span>macro for OpenSCAD customizer <text:span text:style-name="T23">and other OpenSCAD output, which choose between lines in the OpenSCAD program</text:span>. </text:p>
      <text:p text:style-name="Standard">You shall select the appropriate <text:span text:style-name="T23">scad</text:span> file <text:span text:style-name="T23">(double click above grey field)</text:span> before <text:span text:style-name="T23">running the macro with the button</text:span>. <text:span text:style-name="T23">The macros shall have been allowed when opening this file.</text:span></text:p>
      <text:p text:style-name="Standard"><text:span text:style-name="Source_20_Text"><text:span text:style-name="T7"/></text:span></text:p>
      <text:p text:style-name="P9">It does have very simple actions and now is not capable to handle more than the main langage and another one.</text:p>
      <text:p text:style-name="P9"/>
      <text:p text:style-name="Standard">Input fields description </text:p>
      <text:p text:style-name="Standard">When encountering a comment with the langage prefix (defined in <text:span text:style-name="T23">the above field</text:span>), it remove the next line (supposedly the default langage). <text:span text:style-name="T1">The prefix of the comment line is also removed</text:span> so:</text:p>
      <text:p text:style-name="Standard"><text:span text:style-name="Source_20_Text"><text:span text:style-name="T26">//lg:</text:span></text:span><text:span text:style-name="Source_20_Text"><text:span text:style-name="T27">L</text:span></text:span><text:span text:style-name="Source_20_Text"><text:span text:style-name="T26">ocalized fi</text:span></text:span><text:span text:style-name="Source_20_Text"><text:span text:style-name="T27">e</text:span></text:span><text:span text:style-name="Source_20_Text"><text:span text:style-name="T26">ld </text:span></text:span><text:span text:style-name="Source_20_Text"><text:span text:style-name="T27">description</text:span></text:span></text:p>
      <text:p text:style-name="Standard"><text:span text:style-name="Source_20_Text"><text:span text:style-name="T26">//</text:span></text:span><text:span text:style-name="Source_20_Text"><text:span text:style-name="T27">F</text:span></text:span><text:span text:style-name="Source_20_Text"><text:span text:style-name="T26">ield original description </text:span></text:span></text:p>
      <text:p text:style-name="Standard"><text:span text:style-name="Source_20_Text"><text:span text:style-name="T26">myfield=0; // [0:2:10]</text:span></text:span></text:p>
      <text:p text:style-name="Standard">will became:</text:p>
      <text:p text:style-name="Standard"><text:span text:style-name="Source_20_Text"><text:span text:style-name="T26">//</text:span></text:span><text:span text:style-name="Source_20_Text"><text:span text:style-name="T27">L</text:span></text:span><text:span text:style-name="Source_20_Text"><text:span text:style-name="T26">ocalized fi</text:span></text:span><text:span text:style-name="Source_20_Text"><text:span text:style-name="T27">e</text:span></text:span><text:span text:style-name="Source_20_Text"><text:span text:style-name="T26">ld </text:span></text:span><text:span text:style-name="Source_20_Text"><text:span text:style-name="T27">description</text:span></text:span></text:p>
      <text:p text:style-name="Standard"><text:span text:style-name="Source_20_Text"><text:span text:style-name="T26">myfield=0; // [0:2:10]</text:span></text:span></text:p>
      <text:p text:style-name="Standard"/>
      <text:p text:style-name="Standard"><text:span text:style-name="T4">F</text:span>or tabs (note that tabs with no contents are not displayed), the following </text:p>
      <text:p text:style-name="Standard"><text:span text:style-name="Source_20_Text"><text:span text:style-name="T31">/*lg:[Localized tab]*</text:span></text:span><text:span text:style-name="Source_20_Text"><text:span text:style-name="T32">/</text:span></text:span><text:span text:style-name="Source_20_Text"><text:span text:style-name="T26"> </text:span></text:span></text:p>
      <text:p text:style-name="Standard"><text:span text:style-name="Source_20_Text"><text:span text:style-name="T31">/*[Default tab]*</text:span></text:span><text:span text:style-name="Source_20_Text"><text:span text:style-name="T32">/</text:span></text:span><text:span text:style-name="Source_20_Text"> </text:span></text:p>
      <text:p text:style-name="Standard">will became:</text:p>
      <text:p text:style-name="Standard"><text:span text:style-name="Source_20_Text"><text:span text:style-name="T31">/*[Localized tab]*</text:span></text:span><text:span text:style-name="Source_20_Text"><text:span text:style-name="T32">/</text:span></text:span><text:span text:style-name="Source_20_Text"><text:span text:style-name="T26"> </text:span></text:span></text:p>
      <text:p text:style-name="Standard"/>
      <text:p text:style-name="P1">and when variables use localized names, the translation shall be AFTER and commented – to not became a description- <text:s/><text:span text:style-name="T22">note the doubled colon ‘:’ after the langage prefix</text:span></text:p>
      <text:p text:style-name="P2"><text:span text:style-name="Source_20_Text"><text:span text:style-name="T26">name = "Peter"; // ["Peter", "John", "Edward"]</text:span></text:span></text:p>
      <text:p text:style-name="P2"><text:span text:style-name="Source_20_Text"><text:span text:style-name="T26">//fr::name = "Pierre"; //["Pierre", "Jean", "Edouard"]</text:span></text:span></text:p>
      <text:p text:style-name="P5">will became <text:span text:style-name="T20">(original line removed and next line uncommented)</text:span>:</text:p>
      <text:p text:style-name="P2"><text:span text:style-name="Source_20_Text"><text:span text:style-name="T26">name = "Pierre"; //["Pierre", "Jean", "Edouard"]</text:span></text:span></text:p>
      <text:p text:style-name="P1"><text:span text:style-name="Source_20_Text"/></text:p>
      <text:p text:style-name="Standard"><text:span text:style-name="Source_20_Text"><text:span text:style-name="T7">To be usable, </text:span></text:span><text:span text:style-name="Source_20_Text"><text:span text:style-name="T15">names depending from the language shall be associated with a numeric value</text:span></text:span><text:span text:style-name="Source_20_Text"><text:span text:style-name="T7">, </text:span></text:span><text:span text:style-name="Source_20_Text"><text:span text:style-name="T9">you</text:span></text:span><text:span text:style-name="Source_20_Text"><text:span text:style-name="T7"> </text:span></text:span><text:span text:style-name="Source_20_Text"><text:span text:style-name="T15">shall</text:span></text:span><text:span text:style-name="Source_20_Text"><text:span text:style-name="T9"> define </text:span></text:span><text:span text:style-name="Source_20_Text"><text:span text:style-name="T8">in </text:span></text:span><text:span text:style-name="Source_20_Text"><text:span text:style-name="T10">a <text:s/>[H</text:span></text:span><text:span text:style-name="Source_20_Text"><text:span text:style-name="T8">idden</text:span></text:span><text:span text:style-name="Source_20_Text"><text:span text:style-name="T10">]</text:span></text:span><text:span text:style-name="Source_20_Text"><text:span text:style-name="T8"> tab something like that</text:span></text:span></text:p>
      <text:p text:style-name="P2"><text:span text:style-name="Source_20_Text"><text:span text:style-name="T28">ar_</text:span></text:span><text:span text:style-name="Source_20_Text"><text:span text:style-name="T26">name = ["Peter", "John", "Edward"];</text:span></text:span></text:p>
      <text:p text:style-name="P2"><text:span text:style-name="Source_20_Text"><text:span text:style-name="T26">//</text:span></text:span><text:span text:style-name="Source_20_Text"><text:span text:style-name="T29">lg</text:span></text:span><text:span text:style-name="Source_20_Text"><text:span text:style-name="T26">::a</text:span></text:span><text:span text:style-name="Source_20_Text"><text:span text:style-name="T28">r_</text:span></text:span><text:span text:style-name="Source_20_Text"><text:span text:style-name="T26">name = ["Pierre", "Jean", "Edouard"];</text:span></text:span></text:p>
      <text:p text:style-name="P2"><text:span text:style-name="Source_20_Text"><text:span text:style-name="T5">T</text:span></text:span><text:span text:style-name="Source_20_Text"><text:span text:style-name="T6">o be used with something like that:</text:span></text:span></text:p>
      <text:p text:style-name="P2"><text:span text:style-name="Source_20_Text"><text:span text:style-name="T28">if (name==</text:span></text:span><text:span text:style-name="Source_20_Text"><text:span text:style-name="T26">a</text:span></text:span><text:span text:style-name="Source_20_Text"><text:span text:style-name="T28">r_</text:span></text:span><text:span text:style-name="Source_20_Text"><text:span text:style-name="T26">name</text:span></text:span><text:span text:style-name="Source_20_Text"><text:span text:style-name="T28">[i]) {do something}</text:span></text:span></text:p>
      <text:p text:style-name="P2"><text:span text:style-name="Source_20_Text"><text:span text:style-name="T18"/></text:span></text:p>
      <text:p text:style-name="P3"><text:span text:style-name="Source_20_Text"><text:span text:style-name="T11">Original english comments to be removed (if there is an equivalent in local langage)</text:span></text:span></text:p>
      <text:p text:style-name="P4"><text:span text:style-name="Source_20_Text"><text:span text:style-name="T30">/*en+ </text:span></text:span></text:p>
      <text:p text:style-name="P4"><text:span text:style-name="Source_20_Text"><text:span text:style-name="T30">this is a multiline comment</text:span></text:span></text:p>
      <text:p text:style-name="P3"><text:span text:style-name="Source_20_Text"><text:span text:style-name="T30">for test</text:span></text:span></text:p>
      <text:p text:style-name="P3"><text:span text:style-name="Source_20_Text"><text:span text:style-name="T30">*/</text:span></text:span></text:p>
      <text:p text:style-name="P4"><text:span text:style-name="Source_20_Text"><text:span text:style-name="T11">the last line shall only have two char comment closing </text:span></text:span><text:span text:style-name="Source_20_Text"><text:span text:style-name="T12">(whole line will be removed)</text:span></text:span><text:span text:style-name="Source_20_Text"><text:span text:style-name="T16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1T21:16:50.342000000</meta:creation-date>
    <dc:date>2019-11-24T01:26:45.078000000</dc:date>
    <meta:editing-duration>P1DT10H15M55S</meta:editing-duration>
    <meta:editing-cycles>143</meta:editing-cycles>
    <meta:generator>LibreOffice/6.2.7.1$Windows_X86_64 LibreOffice_project/23edc44b61b830b7d749943e020e96f5a7df63bf</meta:generator>
    <meta:document-statistic meta:table-count="0" meta:image-count="0" meta:object-count="0" meta:page-count="1" meta:paragraph-count="35" meta:word-count="296" meta:character-count="1915" meta:non-whitespace-character-count="164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Option Explicit

sub trans
	dim l1$, l2$, l3$, tag2$, tag1$, tag3$,tag4$, tag5$, token$
	dim filei$, filein$, fileo$, fileout$, prefix$, sprefix$
	dim txtin as integer, txtout as integer, lrgcomment as boolean
	dim directory, oDoc as object, curFile, oMasters, oVar
	oMasters = ThisComponent.getTextFieldMasters()
	lrgcomment=false
   	oDoc = ThisComponent
	curFile = ThisComponent.getURL()
	directory = Left(curFile, Len(curFile)-22) 'this is the length of the .odt name
	oVar =  oMasters.getbyname("com.sun.star.text.fieldmaster.SetExpression.LangDigram2")
	prefix = oVar.DependentTextFields(0).Content
	sprefix = "en"	'prefix of source language
	oVar =  oMasters.getByName("com.sun.star.text.fieldmaster.SetExpression.AppName2")
	filei = oVar.DependentTextFields(0).Content
	filein = directory+filei
	fileo = left (filei, len(filei)-5)+"_"+prefix+".scad"
	fileout = directory+fileo
	tag1 = "//"+prefix+"::" 'prefix will remove previous line
	tag2 = "//"+prefix+":" 'prefix will remove following line
	tag3 = "/*"+prefix+":" 'prefix will remove following lines
	tag4 = "language ="
	token = "ø" 'any rare character could do
	txtin = FreeFile()
	open filein for input as #txtin 
	txtout = FreeFile()
	open fileout for output as #txtout 
	do while not eof(txtin)
		line input #txtin, l3
		l3 = trim(l3)
		if Left(l2,5) = "/*"+sprefix+"+" Then 
			lrgcomment = true
		endif
		if Left(l2,5) = "/*"+prefix+"+" Then 
			l2 = "/*"+ Mid(l2,6)
		endif
		if lrgcomment then
			if Left(l2,2) = "*/" Then 
				lrgcomment = false	
			endif
			l2= token
		endif
		if Left(l2,6) = tag1 Then 
	 		l1=token 'remove former line
	 		l2 =Mid(l2,7)
	 	endif
	 	if Left(l2,10) = tag4 Then 'detect language selection
	 		l2 ="language = "+chr(34)+prefix+chr(34)+";"+Mid(l2,17)
	 	endif
	 	if l1&lt;&gt;token then
		    Print #txtout, l1
		endif    
	    l1=l2
	    l2=l3
	    if Left(l1,5) = tag2 Then
	    	l1 =  "//"&amp;Mid(l1,6) 
	 		l2=token 'don't print empty
	 	endif
	 	if Left(l1,5) = tag3 Then
	    	l1 =  "/*"&amp;Mid(l1,6) 
	 		l2=token 'don't print empty
	 	endif
	loop
	Print #txtout, l1
	Print #txtout, l2
	close #txtin
	close #txtout
	msgbox "OpenSCAD "+prefix+" translation done from file:"+filei+" to:"+fileo
end sub

sub englishonly
	dim l1$, l2$, l3$, tag2$, tag1$, tag3$,tag4$, token$, filei$, filein$, fileo$, fileout$, prefix$, sprefix$
	dim txtin as integer, txtout as integer, lrgcomment as boolean
	dim directory, oDoc, curFile, oMasters, oVar
	oMasters = ThisComponent.getTextFieldMasters()
	lrgcomment=false
   	oDoc = ThisComponent
	curFile = ThisComponent.getURL()
	directory = Left(curFile, Len(curFile)-22) 'this is the length of the .odt name
	oVar =  oMasters.getbyname("com.sun.star.text.fieldmaster.SetExpression.LangDigram2")
	prefix = oVar.DependentTextFields(0).Content
	sprefix = "en"
	oVar =  oMasters.getByName("com.sun.star.text.fieldmaster.SetExpression.AppName2")
	filei = oVar.DependentTextFields(0).Content
	filein = directory+filei
	fileo = left (filei, len(filei)-5)+"_"+sprefix+".scad"
	fileout = directory+fileo
	tag1 = "//"+prefix+"::" 'prefix will remove previous line
	tag2 = "//"+prefix+":" 'prefix will remove following line
	tag3 = "/*"+prefix+":" 'prefix will remove following line
	tag4 = "language ="
	token = "ø" 'any rare character could do
	txtin = FreeFile()
	open filein for input as #txtin 
	txtout = FreeFile()
	open fileout for output as #txtout 
	do while not eof(txtin)
		line input #txtin, l3
		if Left(l2,5) = "/*"+prefix+"+" Then 
			lrgcomment = true	
		endif
		if Left(l2,5) = "/*"+sprefix+"+" Then 
			l2 = "/*"+ Mid(l2,6)
		endif
		if lrgcomment then
			if Left(l2,2) = "*/" Then 
				lrgcomment = false	
			endif
			l2= token
		endif
		if Left(l2,6) = tag1 Then 
	 		l2 =token 'remove current line
	 	endif
	 	if Left(l2,10) = tag4 Then 
	 		l2=token 'remove current line
	 	endif
	 	if l1&lt;&gt;token then
		    Print #txtout, l1
		endif    
	    l1=l2
	    l2=l3
	    if Left(l1,5) = tag2 Then
	    	l1 = token
	 	endif
	 	if Left(l1,5) = tag3 Then
	    	l1 = token
	 	endif
	loop
	Print #txtout, l1
	Print #txtout, l2
	close #txtin
	close #txtout
	msgbox "OpenSCAD "+prefix+" translation removed on file: "+fileo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